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DG ProximaNova" svg:font-family="'DDG ProximaNova', 'DDG ProximaNova UI', 'DDG ProximaNova UI', 'DDG ProximaNova UI', 'DDG ProximaNova UI', 'DDG ProximaNova UI', 'DDG ProximaNova UI', 'DDG ProximaNova UI', 'Proxima Nova', apple-system, BlinkMacSystemFont, 'Segoe UI', Roboto, Oxygen-Sans, Ubuntu, Cantarell, 'Helvetica Neue', Arial, 'Noto Sans', sans-serif"/>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in" fo:margin-bottom="0.1945in" style:contextual-spacing="false" fo:line-height="100%"/>
    </style:style>
    <style:style style:name="P2" style:family="paragraph" style:parent-style-name="Standard">
      <style:paragraph-properties fo:margin-top="0in" fo:margin-bottom="0in" style:contextual-spacing="false" fo:line-height="100%"/>
    </style:style>
    <style:style style:name="P3" style:family="paragraph">
      <loext:graphic-properties draw:fill="solid" draw:fill-color="#a0a0a0"/>
      <style:paragraph-properties fo:text-align="center"/>
    </style:style>
    <style:style style:name="P4" style:family="paragraph" style:parent-style-name="Standard">
      <style:paragraph-properties fo:margin-top="0.1945in" fo:margin-bottom="0.1945in" style:contextual-spacing="false" fo:line-height="100%"/>
    </style:style>
    <style:style style:name="P5" style:family="paragraph" style:parent-style-name="Standard" style:list-style-name="WWNum1">
      <style:paragraph-properties fo:margin-top="0.1945in" fo:margin-bottom="0in" style:contextual-spacing="false" fo:line-height="100%"/>
    </style:style>
    <style:style style:name="P6" style:family="paragraph" style:parent-style-name="Standard" style:list-style-name="WWNum1">
      <style:paragraph-properties fo:margin-top="0in" fo:margin-bottom="0in" style:contextual-spacing="false" fo:line-height="100%"/>
    </style:style>
    <style:style style:name="P7" style:family="paragraph" style:parent-style-name="Standard" style:list-style-name="WWNum1">
      <style:paragraph-properties fo:margin-top="0in" fo:margin-bottom="0.1945in" style:contextual-spacing="false" fo:line-height="100%"/>
    </style:style>
    <style:style style:name="P8" style:family="paragraph" style:parent-style-name="Standard" style:list-style-name="WWNum2">
      <style:paragraph-properties fo:margin-top="0.1945in" fo:margin-bottom="0in" style:contextual-spacing="false" fo:line-height="100%"/>
    </style:style>
    <style:style style:name="P9" style:family="paragraph" style:parent-style-name="Standard" style:list-style-name="WWNum2">
      <style:paragraph-properties fo:margin-top="0in" fo:margin-bottom="0in" style:contextual-spacing="false" fo:line-height="100%"/>
    </style:style>
    <style:style style:name="P10"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be1d0"/>
    </style:style>
    <style:style style:name="P12"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be1d0" style:font-name-asian="Times New Roman1" style:font-size-asian="10pt" style:font-name-complex="Courier New2" style:font-size-complex="10pt"/>
    </style:style>
    <style:style style:name="P13" style:family="paragraph" style:parent-style-name="Standard" style:list-style-name="WWNum2">
      <style:paragraph-properties fo:margin-top="0in" fo:margin-bottom="0.1945in" style:contextual-spacing="false" fo:line-height="100%"/>
    </style:style>
    <style:style style:name="P14" style:family="paragraph" style:parent-style-name="Standard" style:list-style-name="WWNum3">
      <style:paragraph-properties fo:margin-top="0.1945in" fo:margin-bottom="0in" style:contextual-spacing="false" fo:line-height="100%"/>
    </style:style>
    <style:style style:name="P15" style:family="paragraph" style:parent-style-name="Standard" style:list-style-name="WWNum3">
      <style:paragraph-properties fo:margin-top="0in" fo:margin-bottom="0in" style:contextual-spacing="false" fo:line-height="100%"/>
    </style:style>
    <style:style style:name="P16" style:family="paragraph" style:parent-style-name="Standard" style:list-style-name="WWNum3">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Standard" style:list-style-name="WWNum3">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18" style:family="paragraph" style:parent-style-name="Standard" style:list-style-name="WWNum3">
      <style:paragraph-properties fo:margin-top="0in" fo:margin-bottom="0.1945in" style:contextual-spacing="false" fo:line-height="100%"/>
    </style:style>
    <style:style style:name="P19" style:family="paragraph" style:parent-style-name="Standard" style:list-style-name="WWNum4">
      <style:paragraph-properties fo:margin-top="0.1945in" fo:margin-bottom="0in" style:contextual-spacing="false" fo:line-height="100%"/>
    </style:style>
    <style:style style:name="P20" style:family="paragraph" style:parent-style-name="Standard" style:list-style-name="WWNum4">
      <style:paragraph-properties fo:margin-top="0in" fo:margin-bottom="0in" style:contextual-spacing="false" fo:line-height="100%"/>
    </style:style>
    <style:style style:name="P21" style:family="paragraph" style:parent-style-name="Standard" style:list-style-name="WWNum4">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 style:family="paragraph" style:parent-style-name="Standard" style:list-style-name="WWNum4">
      <style:paragraph-properties fo:margin-top="0in" fo:margin-bottom="0.1945in" style:contextual-spacing="false" fo:line-height="100%"/>
    </style:style>
    <style:style style:name="P23" style:family="paragraph" style:parent-style-name="Standard" style:list-style-name="WWNum5">
      <style:paragraph-properties fo:margin-top="0.1945in" fo:margin-bottom="0in" style:contextual-spacing="false" fo:line-height="100%"/>
    </style:style>
    <style:style style:name="P24" style:family="paragraph" style:parent-style-name="Standard" style:list-style-name="WWNum5">
      <style:paragraph-properties fo:margin-top="0.1945in" fo:margin-bottom="0in" style:contextual-spacing="false" fo:line-height="100%"/>
      <style:text-properties officeooo:rsid="001be1d0" officeooo:paragraph-rsid="001be1d0"/>
    </style:style>
    <style:style style:name="P25" style:family="paragraph" style:parent-style-name="Standard" style:list-style-name="WWNum5">
      <style:paragraph-properties fo:margin-top="0in" fo:margin-bottom="0in" style:contextual-spacing="false" fo:line-height="100%"/>
    </style:style>
    <style:style style:name="P26" style:family="paragraph" style:parent-style-name="Standard" style:list-style-name="WWNum5">
      <style:paragraph-properties fo:margin-top="0in" fo:margin-bottom="0in" style:contextual-spacing="false" fo:line-height="100%"/>
      <style:text-properties officeooo:rsid="0020529f" officeooo:paragraph-rsid="0020529f"/>
    </style:style>
    <style:style style:name="P27" style:family="paragraph" style:parent-style-name="Standard" style:list-style-name="WWNum5">
      <style:paragraph-properties fo:margin-top="0in" fo:margin-bottom="0.1945in" style:contextual-spacing="false" fo:line-height="100%"/>
    </style:style>
    <style:style style:name="P28" style:family="paragraph" style:parent-style-name="Standard" style:list-style-name="WWNum5">
      <style:paragraph-properties fo:margin-top="0in" fo:margin-bottom="0.1945in" style:contextual-spacing="false" fo:line-height="100%"/>
      <style:text-properties officeooo:paragraph-rsid="0020723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font-name-complex="Courier New2" style:font-size-complex="10pt"/>
    </style:style>
    <style:style style:name="T4" style:family="text">
      <style:text-properties style:font-name="Times New Roman" fo:font-size="12pt" officeooo:rsid="001c2805" style:font-name-asian="Times New Roman1" style:font-size-asian="12pt" style:font-name-complex="Times New Roman1" style:font-size-complex="12pt"/>
    </style:style>
    <style:style style:name="T5" style:family="text">
      <style:text-properties style:font-name="Times New Roman" fo:font-size="12pt" officeooo:rsid="0020723d" style:font-name-asian="Times New Roman1" style:font-size-asian="12pt" style:font-name-complex="Times New Roman1" style:font-size-complex="12pt"/>
    </style:style>
    <style:style style:name="T6" style:family="text">
      <style:text-properties fo:font-variant="normal" fo:text-transform="none" fo:color="#bdb7af" loext:opacity="100%" style:font-name="Times New Roman" fo:font-size="12pt" fo:letter-spacing="normal" fo:font-style="normal" fo:font-weight="normal" style:font-name-asian="Times New Roman1" style:font-size-asian="12pt" style:font-name-complex="Times New Roman1" style:font-size-complex="12pt"/>
    </style:style>
    <style:style style:name="T7" style:family="text">
      <style:text-properties fo:font-variant="normal" fo:text-transform="none" fo:color="#bdb7af" loext:opacity="100%" style:font-name="Times New Roman" fo:font-size="12pt" fo:letter-spacing="normal" fo:font-style="normal" fo:font-weight="normal" officeooo:rsid="0020723d" style:font-name-asian="Times New Roman1" style:font-size-asian="12pt" style:font-name-complex="Times New Roman1" style:font-size-complex="12pt"/>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1945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bjective:</text:span><text:span text:style-name="T1"> To understand and visualize data paths in a Raspberry Pi by performing basic I/O operations, observing CPU and memory interactions, and examining data flow between peripherals.</text:span></text:p>
      <text:p text:style-name="P2" loext:marker-style-name="T1"><draw:rect text:anchor-type="as-char" style:rel-width="100%" draw:z-index="0" draw:name="Shape1" draw:style-name="gr1" draw:text-style-name="P3" svg:width="6.5004in" svg:height="0.0213in"><text:p/></draw:rect></text:p>
      <text:p text:style-name="P4" loext:marker-style-name="T1"><text:span text:style-name="T2">Materials Needed:</text:span><text:span text:style-name="T2"/></text:p>
      <text:list text:style-name="WWNum1">
        <text:list-item>
          <text:p text:style-name="P5" loext:marker-style-name="T1"><text:span text:style-name="T1">Raspberry Pi </text:span><text:span text:style-name="T1"/></text:p>
        </text:list-item>
        <text:list-item>
          <text:p text:style-name="P6" loext:marker-style-name="T1"><text:span text:style-name="T1">Raspbian OS </text:span><text:span text:style-name="T1"/></text:p>
        </text:list-item>
        <text:list-item>
          <text:p text:style-name="P6" loext:marker-style-name="T1"><text:span text:style-name="T1">Python installed</text:span><text:span text:style-name="T1"/></text:p>
        </text:list-item>
        <text:list-item>
          <text:p text:style-name="P6" loext:marker-style-name="T1"><text:span text:style-name="T1">LED, resistor (330Ω), jumper wires, breadboard</text:span><text:span text:style-name="T1"/></text:p>
        </text:list-item>
        <text:list-item>
          <text:p text:style-name="P7" loext:marker-style-name="T1"><text:span text:style-name="T1">External USB storage device </text:span><draw:rect text:anchor-type="as-char" style:rel-width="100%" draw:z-index="1" draw:name="Shape2" draw:style-name="gr2" draw:text-style-name="P3" svg:width="6.5004in" svg:height="0.0213in"><text:p/></draw:rect></text:p>
        </text:list-item>
      </text:list>
      <text:p text:style-name="P4" loext:marker-style-name="T1"><text:span text:style-name="T2">Background:</text:span><text:span text:style-name="T1"> A data path refers to the flow of data between different components of a system. In a Raspberry Pi, data flows between the CPU, RAM, storage, GPIO pins, and external peripherals like USB devices. Understanding these paths is crucial for optimizing performance and troubleshooting issues.</text:span></text:p>
      <text:p text:style-name="P2" loext:marker-style-name="T1"><draw:rect text:anchor-type="as-char" style:rel-width="100%" draw:z-index="2" draw:name="Shape3" draw:style-name="gr1" draw:text-style-name="P3" svg:width="6.5004in" svg:height="0.0213in"><text:p/></draw:rect></text:p>
      <text:p text:style-name="P4" loext:marker-style-name="T1"><text:span text:style-name="T2">Part 1: Understanding CPU and Memory Data Flow</text:span><text:span text:style-name="T2"/></text:p>
      <text:list text:style-name="WWNum2">
        <text:list-item>
          <text:p text:style-name="P8" loext:marker-style-name="T1"><text:span text:style-name="T1">Open a terminal on the Raspberry Pi.</text:span><text:span text:style-name="T1"/></text:p>
        </text:list-item>
        <text:list-item>
          <text:p text:style-name="P9" loext:marker-style-name="T1"><text:span text:style-name="T1">Use the following command to monitor CPU and memory usage: </text:span><text:span text:style-name="T1"/></text:p>
        </text:list-item>
        <text:list-item>
          <text:p text:style-name="P10" loext:marker-style-name="T3"><text:span text:style-name="T3">htop</text:span><text:span text:style-name="T3"/></text:p>
        </text:list-item>
        <text:list-item>
          <text:p text:style-name="P9" loext:marker-style-name="T1"><text:span text:style-name="T1">Observe how different processes consume CPU and memory resources.</text:span><text:span text:style-name="T1"/></text:p>
        </text:list-item>
        <text:list-item>
          <text:p text:style-name="P9" loext:marker-style-name="T1"><text:span text:style-name="T1">Run a Python script to perform an arithmetic operation and monitor resource usage: </text:span><text:span text:style-name="T1"/></text:p>
        </text:list-item>
        <text:list-item>
          <text:p text:style-name="P11" loext:marker-style-name="T3"><text:span text:style-name="T3">import numpy as np</text:span></text:p>
        </text:list-item>
        <text:list-item>
          <text:p text:style-name="P11" loext:marker-style-name="T3"><text:span text:style-name="T3">import time</text:span></text:p>
        </text:list-item>
        <text:list-item>
          <text:p text:style-name="P12" loext:marker-style-name="T3"/>
        </text:list-item>
        <text:list-item>
          <text:p text:style-name="P11" loext:marker-style-name="T3"><text:span text:style-name="T3">data = np.random.rand(1000000)</text:span></text:p>
        </text:list-item>
        <text:list-item>
          <text:p text:style-name="P11" loext:marker-style-name="T3"><text:span text:style-name="T3">start_time = time.time()</text:span></text:p>
        </text:list-item>
        <text:list-item>
          <text:p text:style-name="P11" loext:marker-style-name="T3"><text:span text:style-name="T3">result = np.sum(data)</text:span></text:p>
        </text:list-item>
        <text:list-item>
          <text:p text:style-name="P11" loext:marker-style-name="T3"><text:span text:style-name="T3">print(f"Computation completed in {time.time() - start_time} seconds")</text:span></text:p>
        </text:list-item>
        <text:list-item>
          <text:p text:style-name="P13" loext:marker-style-name="T1"><text:span text:style-name="T1">Note how the computation affects CPU and memory load.</text:span><text:span text:style-name="T1"/></text:p>
        </text:list-item>
      </text:list>
      <text:p text:style-name="P2" loext:marker-style-name="T1"><draw:rect text:anchor-type="as-char" style:rel-width="100%" draw:z-index="3" draw:name="Shape4" draw:style-name="gr1" draw:text-style-name="P3" svg:width="6.5004in" svg:height="0.0213in"><text:p/></draw:rect></text:p>
      <text:p text:style-name="P4" loext:marker-style-name="T1"><text:span text:style-name="T2">Part 2: GPIO Data Path Visualization</text:span><text:span text:style-name="T2"/></text:p>
      <text:list text:style-name="WWNum3">
        <text:list-item>
          <text:p text:style-name="P14" loext:marker-style-name="T1"><text:span text:style-name="T1">Connect an LED to GPIO pin 18 with a 330Ω resistor in series.</text:span><text:span text:style-name="T1"/></text:p>
        </text:list-item>
        <text:list-item>
          <text:p text:style-name="P15" loext:marker-style-name="T1"><text:span text:style-name="T1">Run the following Python script to control the LED: </text:span><text:span text:style-name="T1"/></text:p>
        </text:list-item>
        <text:list-item>
          <text:p text:style-name="P16" loext:marker-style-name="T3"><text:span text:style-name="T3">import RPi.GPIO as GPIO</text:span><text:span text:style-name="T3"/></text:p>
        </text:list-item>
        <text:list-item>
          <text:p text:style-name="P16" loext:marker-style-name="T3"><text:span text:style-name="T3">import time</text:span><text:span text:style-name="T3"/></text:p>
        </text:list-item>
        <text:list-item>
          <text:p text:style-name="P17" loext:marker-style-name="T3"/>
        </text:list-item>
        <text:list-item>
          <text:p text:style-name="P16" loext:marker-style-name="T3"><text:span text:style-name="T3">GPIO.setmode(GPIO.BCM)</text:span><text:span text:style-name="T3"/></text:p>
        </text:list-item>
        <text:list-item>
          <text:p text:style-name="P16" loext:marker-style-name="T3"><text:soft-page-break/><text:span text:style-name="T3">GPIO.setup(18, GPIO.OUT)</text:span><text:span text:style-name="T3"/></text:p>
        </text:list-item>
        <text:list-item>
          <text:p text:style-name="P17" loext:marker-style-name="T3"/>
        </text:list-item>
        <text:list-item>
          <text:p text:style-name="P16" loext:marker-style-name="T3"><text:span text:style-name="T3">for _ in range(10):</text:span><text:span text:style-name="T3"/></text:p>
        </text:list-item>
        <text:list-item>
          <text:p text:style-name="P16" loext:marker-style-name="T3"><text:span text:style-name="T3"><text:s text:c="4"/>GPIO.output(18, GPIO.HIGH)</text:span><text:span text:style-name="T3"/></text:p>
        </text:list-item>
        <text:list-item>
          <text:p text:style-name="P16" loext:marker-style-name="T3"><text:span text:style-name="T3"><text:s text:c="4"/>time.sleep(0.5)</text:span><text:span text:style-name="T3"/></text:p>
        </text:list-item>
        <text:list-item>
          <text:p text:style-name="P16" loext:marker-style-name="T3"><text:span text:style-name="T3"><text:s text:c="4"/>GPIO.output(18, GPIO.LOW)</text:span><text:span text:style-name="T3"/></text:p>
        </text:list-item>
        <text:list-item>
          <text:p text:style-name="P16" loext:marker-style-name="T3"><text:span text:style-name="T3"><text:s text:c="4"/>time.sleep(0.5)</text:span><text:span text:style-name="T3"/></text:p>
        </text:list-item>
        <text:list-item>
          <text:p text:style-name="P17" loext:marker-style-name="T3"/>
        </text:list-item>
        <text:list-item>
          <text:p text:style-name="P16" loext:marker-style-name="T3"><text:span text:style-name="T3">GPIO.cleanup()</text:span><text:span text:style-name="T3"/></text:p>
        </text:list-item>
        <text:list-item>
          <text:p text:style-name="P18" loext:marker-style-name="T1"><text:span text:style-name="T1">Observe how data flows from the script to the GPIO pin, controlling the LED.</text:span><text:span text:style-name="T1"/></text:p>
        </text:list-item>
      </text:list>
      <text:p text:style-name="P2" loext:marker-style-name="T1"><draw:rect text:anchor-type="as-char" style:rel-width="100%" draw:z-index="4" draw:name="Shape5" draw:style-name="gr1" draw:text-style-name="P3" svg:width="6.5004in" svg:height="0.0213in"><text:p/></draw:rect></text:p>
      <text:p text:style-name="P4" loext:marker-style-name="T1"><text:span text:style-name="T2">Part 3: Data Flow Between Storage Devices</text:span><text:span text:style-name="T2"/></text:p>
      <text:list text:style-name="WWNum4">
        <text:list-item>
          <text:p text:style-name="P19" loext:marker-style-name="T1"><text:span text:style-name="T1">Insert a USB storage device into the Raspberry Pi.</text:span><text:span text:style-name="T1"/></text:p>
        </text:list-item>
        <text:list-item>
          <text:p text:style-name="P20" loext:marker-style-name="T1"><text:span text:style-name="T1">Use the following command to identify the device: </text:span><text:span text:style-name="T1"/></text:p>
        </text:list-item>
        <text:list-item>
          <text:p text:style-name="P21" loext:marker-style-name="T3"><text:span text:style-name="T3">lsblk</text:span><text:span text:style-name="T3"/></text:p>
        </text:list-item>
        <text:list-item>
          <text:p text:style-name="P20" loext:marker-style-name="T1"><text:span text:style-name="T1">Copy a file from the Raspberry Pi to the USB device and measure the time taken: </text:span><text:span text:style-name="T1"/></text:p>
        </text:list-item>
        <text:list-item>
          <text:p text:style-name="P21" loext:marker-style-name="T3"><text:span text:style-name="T3">time cp largefile.txt /media/pi/USB_DRIVE/</text:span><text:span text:style-name="T3"/></text:p>
        </text:list-item>
        <text:list-item>
          <text:p text:style-name="P22" loext:marker-style-name="T1"><text:span text:style-name="T1">Observe how data is transferred between the internal storage and the external device.</text:span><text:span text:style-name="T1"/></text:p>
        </text:list-item>
      </text:list>
      <text:p text:style-name="P2" loext:marker-style-name="T1"><draw:rect text:anchor-type="as-char" style:rel-width="100%" draw:z-index="5" draw:name="Shape6" draw:style-name="gr1" draw:text-style-name="P3" svg:width="6.5004in" svg:height="0.0213in"><text:p/></draw:rect></text:p>
      <text:p text:style-name="P4" loext:marker-style-name="T1"><text:span text:style-name="T2">Analysis and Conclusion:</text:span><text:span text:style-name="T2"/></text:p>
      <text:list text:style-name="WWNum5">
        <text:list-item>
          <text:p text:style-name="P23" loext:marker-style-name="T1"><text:span text:style-name="T1">Explain how data flows through the CPU, RAM, and storage during computations.</text:span></text:p>
          <text:list>
            <text:list-header>
              <text:p text:style-name="P24" loext:marker-style-name="T1"><text:span text:style-name="T1">The python script is saved in storage. When the script is run, the instructions get loaded into memory. </text:span><text:span text:style-name="T4">As the CPU begins executing the computation, it requests data from memory using memory addresses. The data is fetched from memory and calculations are made on the data in the CPU based on the instructions retrieved. Some instructions will have the CPU send data back to memory to be saved. Some instructions will send data into storage for more permanent data storage.</text:span></text:p>
              <text:p text:style-name="P24" loext:marker-style-name="T1"><text:span text:style-name="T4"/></text:p>
            </text:list-header>
          </text:list>
        </text:list-item>
        <text:list-item>
          <text:p text:style-name="P25" loext:marker-style-name="T1"><text:span text:style-name="T1">Describe how GPIO interactions facilitate data movement to external devices.</text:span></text:p>
          <text:list>
            <text:list-header>
              <text:p text:style-name="P26" loext:marker-style-name="T1"><text:span text:style-name="T1">Using Rpi.GPIO library, pins can be controlled in python. A pin set to out is then able to be turned on when the CPU receives an instruction to set the signal to high. The signal will remain on, powering the pin, until an instruction sets the pin to low. The signal must then terminate at a ground pin after it has moved through the circuit being powered.</text:span></text:p>
              <text:p text:style-name="P25" loext:marker-style-name="T1"><text:span text:style-name="T1"/></text:p>
            </text:list-header>
          </text:list>
        </text:list-item>
        <text:list-item>
          <text:p text:style-name="P27" loext:marker-style-name="T1"><text:span text:style-name="T1">Discuss the efficiency of data transfers between different storage media.</text:span></text:p>
          <text:list>
            <text:list-header>
              <text:p text:style-name="P28" loext:marker-style-name="T1"><text:span text:style-name="T5">Data trasfer efficiency is a function of through-put. The more channels that are available to move data to or from storage media, the more efficient the transer </text:span><text:soft-page-break/><text:span text:style-name="T5">will be. Efficiency can also be affected by distance the data needs to travel. Data is limited by the speed of electricity. There is fraction on those wires! Although the speed that data travels is very fast, if there is much data to transfer, it can add up. Lastly, as data moves across distances, data can be lost due to attenuation, “</text:span><text:span text:style-name="T6">the gradual loss of flux intensity through a medium” </text:span><text:span text:style-name="T7">to quate wikipedia. Basically signals weaken as bits of energy fall off the wire. This causes packet loss that sometimes means the lost data has to get sent again, in the case of certain protocols.</text:span></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DG ProximaNova" svg:font-family="'DDG ProximaNova', 'DDG ProximaNova UI', 'DDG ProximaNova UI', 'DDG ProximaNova UI', 'DDG ProximaNova UI', 'DDG ProximaNova UI', 'DDG ProximaNova UI', 'DDG ProximaNova UI', 'Proxima Nova', apple-system, BlinkMacSystemFont, 'Segoe UI', Roboto, Oxygen-Sans, Ubuntu, Cantarell, 'Helvetica Neue', Arial, 'Noto Sans', sans-serif"/>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1" fo:font-family="Calibri" style:font-family-generic="roman" style:font-pitch="variable" fo:font-size="10pt" style:font-size-asian="10pt"/>
    </style:style>
    <style:style style:name="ListLabel_20_38" style:display-name="ListLabel 38" style:family="text">
      <style:text-properties style:font-name="Calibri" fo:font-family="Calibri" style:font-pitch="variable" fo:font-size="10pt" style:font-size-asian="10pt"/>
    </style:style>
    <style:style style:name="ListLabel_20_39" style:display-name="ListLabel 39" style:family="text">
      <style:text-properties style:font-name="Calibri" fo:font-family="Calibri" style:font-pitch="variable" fo:font-size="10pt" style:font-size-asian="10pt"/>
    </style:style>
    <style:style style:name="ListLabel_20_40" style:display-name="ListLabel 40" style:family="text">
      <style:text-properties style:font-name="Calibri" fo:font-family="Calibri" style:font-pitch="variable" fo:font-size="10pt" style:font-size-asian="10pt"/>
    </style:style>
    <style:style style:name="ListLabel_20_41" style:display-name="ListLabel 41" style:family="text">
      <style:text-properties style:font-name="Calibri" fo:font-family="Calibri" style:font-pitch="variable" fo:font-size="10pt" style:font-size-asian="10pt"/>
    </style:style>
    <style:style style:name="ListLabel_20_42" style:display-name="ListLabel 42" style:family="text">
      <style:text-properties style:font-name="Calibri" fo:font-family="Calibri" style:font-pitch="variable" fo:font-size="10pt" style:font-size-asian="10pt"/>
    </style:style>
    <style:style style:name="ListLabel_20_43" style:display-name="ListLabel 43" style:family="text">
      <style:text-properties style:font-name="Calibri" fo:font-family="Calibri" style:font-pitch="variable" fo:font-size="10pt" style:font-size-asian="10pt"/>
    </style:style>
    <style:style style:name="ListLabel_20_44" style:display-name="ListLabel 44" style:family="text">
      <style:text-properties style:font-name="Calibri" fo:font-family="Calibri" style:font-pitch="variable" fo:font-size="10pt" style:font-size-asian="10pt"/>
    </style:style>
    <style:style style:name="ListLabel_20_45" style:display-name="ListLabel 45" style:family="text">
      <style:text-properties style:font-name="Calibri" fo:font-family="Calibri" style:font-pitch="variable" fo:font-size="10pt" style:font-size-asian="10pt"/>
    </style:style>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1945in" style: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b 5: Demonstrating Data Paths on Raspberry Pi<text:line-break/>CSC 250: Spring 2025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ski, David</meta:initial-creator>
    <meta:editing-cycles>4</meta:editing-cycles>
    <meta:creation-date>2025-03-18T14:06:00</meta:creation-date>
    <dc:date>2025-04-03T20:12:05.396712796</dc:date>
    <meta:editing-duration>PT1H49M15S</meta:editing-duration>
    <meta:generator>LibreOffice/24.8.5.2$Linux_X86_64 LibreOffice_project/480$Build-2</meta:generator>
    <meta:document-statistic meta:table-count="0" meta:image-count="0" meta:object-count="0" meta:page-count="3" meta:paragraph-count="61" meta:word-count="664" meta:character-count="3913" meta:non-whitespace-character-count="3322"/>
    <meta:user-defined meta:name="AppVersion">16.0000</meta:user-defined>
    <meta:user-defined meta:name="Company">Cape Cod Community College</meta:user-defined>
    <meta:user-defined meta:name="ContentTypeId">0x010100B700BFBB00153342988AF7A756DACCAA</meta:user-defined>
    <meta:template xlink:type="simple" xlink:actuate="onRequest" xlink:title="Normal.dotm" xlink:href=""/>
  </office:meta>
</office:document-meta>
</file>